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 style:list-style-name="L1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2338af" style:font-size-asian="12pt" style:font-size-complex="12pt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officeooo:rsid="00230fee"/>
    </style:style>
    <style:style style:name="T3" style:family="text">
      <style:text-properties officeooo:rsid="002338af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Realizar la siguiente actividad como máximo en dos páginas:</text:p>
      <text:p text:style-name="P1">Buscar la última versión del ECMA.</text:p>
      <text:p text:style-name="P1">Identificar que diferencias tiene o novedades incluidas respecto a la versión anterior.</text:p>
      <text:p text:style-name="P1"/>
      <text:p text:style-name="P4"><text:tab/>ECMAScript 2023 <text:span text:style-name="T2">es la última versión publicada, en junio de 2023, siendo esta su catorceava versión. </text:span><text:span text:style-name="T1"/></text:p>
      <text:p text:style-name="P4"><text:span text:style-name="T3">Como parte de sus nuevas características incluye:</text:span><text:span text:style-name="T1"/></text:p>
      <text:p text:style-name="P2"/>
      <text:list xml:id="list195368625" text:style-name="L1">
        <text:list-item>
          <text:p text:style-name="P3"><text:span text:style-name="T4">Top-level await</text:span>: Permite el uso del operador await fuera de las funciones asíncronas, en el nivel superior de los módulos.<text:span text:style-name="T1"/></text:p>
          <text:p text:style-name="P3"/>
        </text:list-item>
        <text:list-item>
          <text:p text:style-name="P3"><text:span text:style-name="T4">Private instance fields, methods, and accessors</text:span>: Permite declarar campos de instancia, métodos y accesorios (getters y setters) como privados en las clases, lo que mejora el encapsulamiento.<text:span text:style-name="T1"/></text:p>
          <text:p text:style-name="P3"/>
        </text:list-item>
        <text:list-item>
          <text:p text:style-name="P3"><text:span text:style-name="T4">Static class fields and methods</text:span>: Introduce campos y métodos estáticos en las clases.<text:span text:style-name="T1"/></text:p>
          <text:p text:style-name="P3"/>
        </text:list-item>
        <text:list-item>
          <text:p text:style-name="P3"><text:span text:style-name="T4">Static class initialization blocks</text:span>: Introduce bloques de inicialización estáticos en las clases, que se ejecutan una vez cuando se crea una clase.<text:span text:style-name="T1"/></text:p>
          <text:p text:style-name="P3"/>
        </text:list-item>
        <text:list-item>
          <text:p text:style-name="P3"><text:span text:style-name="T4">Error: .cause</text:span>: Permite proporcionar una causa para los errores lanzados, lo que puede ayudar a rastrear la causa original de un error.<text:span text:style-name="T1"/></text:p>
          <text:p text:style-name="P3"/>
        </text:list-item>
        <text:list-item>
          <text:p text:style-name="P3"><text:span text:style-name="T4">Array, String, and TypedArray: .at() Method</text:span>: Introduce un nuevo método .at() para los objetos Array, String, y TypedArray, que permite acceder a los elementos de estos objetos desde el final si se pasan índices negativos.<text:span text:style-name="T1"/></text:p>
          <text:p text:style-name="P3"/>
        </text:list-item>
        <text:list-item>
          <text:p text:style-name="P3"><text:span text:style-name="T4">Object: .hasOwn()</text:span>: Introduce un nuevo método .hasOwn() para los objetos, que permite comprobar si un objeto tiene una propiedad propia (no heredada).<text:span text:style-name="T1"/></text:p>
          <text:p text:style-name="P3"/>
        </text:list-item>
        <text:list-item>
          <text:p text:style-name="P3"><text:span text:style-name="T4">RegExp: match .índices ('d' flag)</text:span>: Permite obtener los índices de inicio y fin de las coincidencias al realizar operaciones de búsqueda con expresiones regulares.<text:span text:style-name="T1"/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23.487220378</meta:creation-date>
    <meta:generator>LibreOffice/7.4.7.2$Linux_X86_64 LibreOffice_project/40$Build-2</meta:generator>
    <dc:date>2023-09-25T13:11:19.338679609</dc:date>
    <meta:editing-duration>PT1H12M18S</meta:editing-duration>
    <meta:editing-cycles>4</meta:editing-cycles>
    <meta:document-statistic meta:table-count="0" meta:image-count="0" meta:object-count="0" meta:page-count="1" meta:paragraph-count="20" meta:word-count="250" meta:character-count="1555" meta:non-whitespace-character-count="1331"/>
  </office:meta>
</office:document-meta>
</file>